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26080" calcext:value-type="float">
            <text:p>1732608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463488" calcext:value-type="float">
            <text:p>6463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05152" calcext:value-type="float">
            <text:p>6705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05152" calcext:value-type="float">
            <text:p>6705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28192" calcext:value-type="float">
            <text:p>1792819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99360" calcext:value-type="float">
            <text:p>6799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24800" calcext:value-type="float">
            <text:p>1812480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99360" calcext:value-type="float">
            <text:p>6799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30304" calcext:value-type="float">
            <text:p>1853030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31008" calcext:value-type="float">
            <text:p>1873100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31712" calcext:value-type="float">
            <text:p>1893171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32416" calcext:value-type="float">
            <text:p>19132416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33120" calcext:value-type="float">
            <text:p>1933312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29728" calcext:value-type="float">
            <text:p>1952972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730432" calcext:value-type="float">
            <text:p>1973043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31136" calcext:value-type="float">
            <text:p>19931136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1840" calcext:value-type="float">
            <text:p>2013184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7200768" calcext:value-type="float">
            <text:p>72007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7028736" calcext:value-type="float">
            <text:p>70287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0200755.2" calcext:value-type="float">
            <text:p>20200755,2</text:p>
          </table:table-cell>
          <table:table-cell table:formula="of:=SUM([.C2:.C121])/120" office:value-type="float" office:value="1802956.8" calcext:value-type="float">
            <text:p>1802956,8</text:p>
          </table:table-cell>
          <table:table-cell table:formula="of:=SUM([.D2:.D121])/120" office:value-type="float" office:value="6855168" calcext:value-type="float">
            <text:p>685516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0463616" calcext:value-type="float">
            <text:p>20463616</text:p>
          </table:table-cell>
          <table:table-cell table:formula="of:=MAX([.C2:.C121])" office:value-type="float" office:value="1830912" calcext:value-type="float">
            <text:p>1830912</text:p>
          </table:table-cell>
          <table:table-cell table:formula="of:=MAX([.D2:.D121])" office:value-type="float" office:value="7200768" calcext:value-type="float">
            <text:p>72007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326080" calcext:value-type="float">
            <text:p>17326080</text:p>
          </table:table-cell>
          <table:table-cell table:formula="of:=MIN([.C2:.C121])" office:value-type="float" office:value="1794048" calcext:value-type="float">
            <text:p>1794048</text:p>
          </table:table-cell>
          <table:table-cell table:formula="of:=MIN([.D2:.D121])" office:value-type="float" office:value="6463488" calcext:value-type="float">
            <text:p>6463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21:11.8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25:04.764000000</dc:date>
    <meta:editing-duration>PT35M37S</meta:editing-duration>
    <meta:editing-cycles>16</meta:editing-cycles>
    <meta:document-statistic meta:table-count="1" meta:cell-count="495" meta:object-count="0"/>
  </office:meta>
</office:document-meta>
</file>